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311in"/>
    </style:style>
    <style:style style:name="co2" style:family="table-column">
      <style:table-column-properties fo:break-before="auto" style:column-width="0.6783in"/>
    </style:style>
    <style:style style:name="co3" style:family="table-column">
      <style:table-column-properties fo:break-before="auto" style:column-width="0.2173in"/>
    </style:style>
    <style:style style:name="co4" style:family="table-column">
      <style:table-column-properties fo:break-before="auto" style:column-width="0.2071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onio" table:style-name="ta1">
        <table:shapes>
          <draw:frame draw:z-index="0" draw:style-name="gr1" draw:text-style-name="P1" svg:width="6.3024in" svg:height="3.5453in" svg:x="5.335in" svg:y="4.0567in">
            <draw:object draw:notify-on-update-of-ranges="gonio.G2:gonio.G21 gonio.F2:gonio.F21 gonio.A2:gonio.A2 gonio.H2:gonio.H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_hori_mm</text:p>
          </table:table-cell>
        </table:table-row>
        <table:table-row table:style-name="ro1">
          <table:table-cell office:value-type="string" calcext:value-type="string">
            <text:p>/isilon/BL32XU/BLsoft/PPPP/10.Zoo/TestImages//cap_0.000000.pp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366" calcext:value-type="float">
            <text:p>366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isilon/BL32XU/BLsoft/PPPP/10.Zoo/TestImages//cap_0.010000.pp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368" calcext:value-type="float">
            <text:p>368</text:p>
          </table:table-cell>
          <table:table-cell office:value-type="float" office:value="210" calcext:value-type="float">
            <text:p>21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/isilon/BL32XU/BLsoft/PPPP/10.Zoo/TestImages//cap_0.020000.pp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369" calcext:value-type="float">
            <text:p>369</text:p>
          </table:table-cell>
          <table:table-cell office:value-type="float" office:value="210" calcext:value-type="float">
            <text:p>21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/isilon/BL32XU/BLsoft/PPPP/10.Zoo/TestImages//cap_0.030000.pp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371" calcext:value-type="float">
            <text:p>371</text:p>
          </table:table-cell>
          <table:table-cell office:value-type="float" office:value="211" calcext:value-type="float">
            <text:p>211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/isilon/BL32XU/BLsoft/PPPP/10.Zoo/TestImages//cap_0.040000.pp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373" calcext:value-type="float">
            <text:p>373</text:p>
          </table:table-cell>
          <table:table-cell office:value-type="float" office:value="211" calcext:value-type="float">
            <text:p>211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/isilon/BL32XU/BLsoft/PPPP/10.Zoo/TestImages//cap_0.050000.pp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376" calcext:value-type="float">
            <text:p>376</text:p>
          </table:table-cell>
          <table:table-cell office:value-type="float" office:value="211" calcext:value-type="float">
            <text:p>21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/isilon/BL32XU/BLsoft/PPPP/10.Zoo/TestImages//cap_0.060000.pp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377" calcext:value-type="float">
            <text:p>377</text:p>
          </table:table-cell>
          <table:table-cell office:value-type="float" office:value="211" calcext:value-type="float">
            <text:p>21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/isilon/BL32XU/BLsoft/PPPP/10.Zoo/TestImages//cap_0.070000.pp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379" calcext:value-type="float">
            <text:p>379</text:p>
          </table:table-cell>
          <table:table-cell office:value-type="float" office:value="211" calcext:value-type="float">
            <text:p>21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/isilon/BL32XU/BLsoft/PPPP/10.Zoo/TestImages//cap_0.080000.pp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381" calcext:value-type="float">
            <text:p>381</text:p>
          </table:table-cell>
          <table:table-cell office:value-type="float" office:value="211" calcext:value-type="float">
            <text:p>211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/isilon/BL32XU/BLsoft/PPPP/10.Zoo/TestImages//cap_0.090000.pp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384" calcext:value-type="float">
            <text:p>384</text:p>
          </table:table-cell>
          <table:table-cell office:value-type="float" office:value="211" calcext:value-type="float">
            <text:p>211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/isilon/BL32XU/BLsoft/PPPP/10.Zoo/TestImages//cap_0.100000.pp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385" calcext:value-type="float">
            <text:p>385</text:p>
          </table:table-cell>
          <table:table-cell office:value-type="float" office:value="211" calcext:value-type="float">
            <text:p>2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/isilon/BL32XU/BLsoft/PPPP/10.Zoo/TestImages//cap_0.110000.pp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387" calcext:value-type="float">
            <text:p>387</text:p>
          </table:table-cell>
          <table:table-cell office:value-type="float" office:value="211" calcext:value-type="float">
            <text:p>211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/isilon/BL32XU/BLsoft/PPPP/10.Zoo/TestImages//cap_0.120000.pp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389" calcext:value-type="float">
            <text:p>389</text:p>
          </table:table-cell>
          <table:table-cell office:value-type="float" office:value="211" calcext:value-type="float">
            <text:p>211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/isilon/BL32XU/BLsoft/PPPP/10.Zoo/TestImages//cap_0.130000.pp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390" calcext:value-type="float">
            <text:p>390</text:p>
          </table:table-cell>
          <table:table-cell office:value-type="float" office:value="211" calcext:value-type="float">
            <text:p>211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/isilon/BL32XU/BLsoft/PPPP/10.Zoo/TestImages//cap_0.140000.pp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392" calcext:value-type="float">
            <text:p>392</text:p>
          </table:table-cell>
          <table:table-cell office:value-type="float" office:value="211" calcext:value-type="float">
            <text:p>211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/isilon/BL32XU/BLsoft/PPPP/10.Zoo/TestImages//cap_0.150000.pp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394" calcext:value-type="float">
            <text:p>394</text:p>
          </table:table-cell>
          <table:table-cell office:value-type="float" office:value="211" calcext:value-type="float">
            <text:p>21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/isilon/BL32XU/BLsoft/PPPP/10.Zoo/TestImages//cap_0.160000.pp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396" calcext:value-type="float">
            <text:p>396</text:p>
          </table:table-cell>
          <table:table-cell office:value-type="float" office:value="212" calcext:value-type="float">
            <text:p>212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/isilon/BL32XU/BLsoft/PPPP/10.Zoo/TestImages//cap_0.170000.pp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399" calcext:value-type="float">
            <text:p>399</text:p>
          </table:table-cell>
          <table:table-cell office:value-type="float" office:value="212" calcext:value-type="float">
            <text:p>212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/isilon/BL32XU/BLsoft/PPPP/10.Zoo/TestImages//cap_0.180000.pp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400" calcext:value-type="float">
            <text:p>400</text:p>
          </table:table-cell>
          <table:table-cell office:value-type="float" office:value="212" calcext:value-type="float">
            <text:p>21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/isilon/BL32XU/BLsoft/PPPP/10.Zoo/TestImages//cap_0.190000.ppm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=</text:p>
          </table:table-cell>
          <table:table-cell office:value-type="float" office:value="403" calcext:value-type="float">
            <text:p>403</text:p>
          </table:table-cell>
          <table:table-cell office:value-type="float" office:value="212" calcext:value-type="float">
            <text:p>212</text:p>
          </table:table-cell>
          <table:table-cell office:value-type="float" office:value="0.19" calcext:value-type="float">
            <text:p>0.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20T12:32:43.755184250</dc:date>
    <meta:editing-duration>PT33M8S</meta:editing-duration>
    <meta:editing-cycles>2</meta:editing-cycles>
    <meta:generator>LibreOffice/6.4.6.2$Linux_X86_64 LibreOffice_project/40$Build-2</meta:generator>
    <meta:document-statistic meta:table-count="1" meta:cell-count="16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9cm" svg:height="9.006cm" xlink:href=".." xlink:type="simple" chart:class="chart:scatter" chart:style-name="ch1">
        <chart:legend chart:legend-position="end" svg:x="10.035cm" svg:y="2.515cm" style:legend-expansion="high" chart:style-name="ch2"/>
        <chart:plot-area chart:style-name="ch3" table:cell-range-address="gonio.F2:gonio.H21 gonio.A2:gonio.A2" chart:data-source-has-labels="both" svg:x="0.32cm" svg:y="0.18cm" svg:width="9.395cm" svg:height="8.646cm">
          <chartooo:coordinate-region svg:x="1.232cm" svg:y="0.38cm" svg:width="8.203cm" svg:height="7.799cm"/>
          <chart:axis chart:dimension="x" chart:name="primary-x" chart:style-name="ch4" chartooo:axis-type="auto">
            <chart:categories table:cell-range-address="gonio.G2:gonio.G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onio.H2:gonio.H21" chart:label-cell-address="gonio.A2:gonio.A2" chart:class="chart:scatter">
            <chart:domain table:cell-range-address="gonio.F2:gonio.F21"/>
            <chart:regression-curve chart:style-name="ch8"/>
            <chart:regression-curve chart:style-name="ch8">
              <chart:equation chart:display-equation="true" chart:display-r-square="false"/>
            </chart:regression-curve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/isilon/BL32XU/BLsoft/PPPP/10.Zoo/TestImages//cap_0.000000.ppm</text:p>
                <draw:g>
                  <svg:desc>gonio.A2:gonio.A2</svg:desc>
                </draw:g>
              </table:table-cell>
            </table:table-row>
          </table:table-header-rows>
          <table:table-rows>
            <table:table-row>
              <table:table-cell office:value-type="float" office:value="210">
                <text:p>210</text:p>
                <draw:g>
                  <svg:desc>gonio.G2:gonio.G21</svg:desc>
                </draw:g>
              </table:table-cell>
              <table:table-cell office:value-type="float" office:value="366">
                <text:p>366</text:p>
                <draw:g>
                  <svg:desc>gonio.F2:gonio.F21</svg:desc>
                </draw:g>
              </table:table-cell>
              <table:table-cell office:value-type="float" office:value="0">
                <text:p>0</text:p>
                <draw:g>
                  <svg:desc>gonio.H2:gonio.H21</svg:desc>
                </draw:g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68">
                <text:p>36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69">
                <text:p>36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371">
                <text:p>37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373">
                <text:p>37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376">
                <text:p>37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377">
                <text:p>37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379">
                <text:p>379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381">
                <text:p>38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384">
                <text:p>38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385">
                <text:p>38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387">
                <text:p>387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389">
                <text:p>38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390">
                <text:p>39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392">
                <text:p>39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394">
                <text:p>39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396">
                <text:p>39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399">
                <text:p>399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400">
                <text:p>4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403">
                <text:p>403</text:p>
              </table:table-cell>
              <table:table-cell office:value-type="float" office:value="0.19">
                <text:p>0.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